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e </text:p>
          </table:table-cell>
          <table:table-cell office:value-type="string" calcext:value-type="string">
            <text:p>Total PRE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Total DURANTE</text:p>
          </table:table-cell>
          <table:table-cell office:value-type="string" calcext:value-type="string">
            <text:p>Elevacion </text:p>
          </table:table-cell>
          <table:table-cell office:value-type="string" calcext:value-type="string">
            <text:p>Total ELEVACIÓ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-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-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-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-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B+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B+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B+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+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C+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D+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+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D+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D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D-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D-</text:p>
          </table:table-cell>
          <table:table-cell office:value-type="float" office:value="174" calcext:value-type="float">
            <text:p>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6:49:17.407263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6:24:06.089454708</meta:creation-date>
    <dc:date>2020-09-07T16:50:26.069395434</dc:date>
    <meta:editing-duration>PT4M20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